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89cm" style:rel-column-width="3055*"/>
    </style:style>
    <style:style style:name="Table1.B" style:family="table-column">
      <style:table-column-properties style:column-width="5.443cm" style:rel-column-width="3086*"/>
    </style:style>
    <style:style style:name="Table1.C" style:family="table-column">
      <style:table-column-properties style:column-width="2.662cm" style:rel-column-width="1509*"/>
    </style:style>
    <style:style style:name="Table1.D" style:family="table-column">
      <style:table-column-properties style:column-width="2.782cm" style:rel-column-width="1577*"/>
    </style:style>
    <style:style style:name="Table1.E" style:family="table-column">
      <style:table-column-properties style:column-width="5.339cm" style:rel-column-width="3027*"/>
    </style:style>
    <style:style style:name="Table1.F" style:family="table-column">
      <style:table-column-properties style:column-width="5.63cm" style:rel-column-width="31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6.131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color="#666666" style:font-name="Arial" fo:font-size="10pt" style:font-size-asian="10pt" style:font-size-complex="10pt"/>
    </style:style>
    <style:style style:name="P8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_20_Contents"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color="#000000" style:font-name="Arial" fo:font-size="10pt" style:font-size-asian="10pt" style:font-size-complex="10pt"/>
    </style:style>
    <style:style style:name="P13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Arial" fo:font-size="10pt" style:font-size-asian="10pt" style:font-size-complex="10pt"/>
    </style:style>
    <style:style style:name="T2" style:family="text">
      <style:text-properties fo:color="#666666" style:font-name="Arial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P10"/>
            <text:p text:style-name="P9"><text:span text:style-name="T3">Ideas and insight occur all over the organisation, but it can be difficult to translate them into action.</text:span></text:p>
            <text:p text:style-name="P9"><text:span text:style-name="T3"/></text:p>
            <text:p text:style-name="P9"><text:span text:style-name="T3">SES are keen to support innovation, but it is difficult to evaluate a volume of ideas if they are excessively detailed or important aspects have not been considered. </text:span></text:p>
          </table:table-cell>
          <table:table-cell table:style-name="Table1.A1" office:value-type="string">
            <text:p text:style-name="P4">Solution</text:p>
            <text:p text:style-name="Table_20_Contents"/>
            <text:p text:style-name="P5">How will your initiative solve the problem?</text:p>
            <text:p text:style-name="P5"/>
            <text:p text:style-name="P5">Be clear about the tangible deliverable. What sort of actual thing will be produced?</text:p>
            <text:p text:style-name="Table_20_Contents"/>
            <text:p text:style-name="Table_20_Contents"/>
            <text:p text:style-name="Table_20_Contents"/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10">There is no central home to innovation, it's all of our responsibility. We needed this for ourselves, so we made it.</text:p>
            <text:p text:style-name="P10"/>
            <text:p text:style-name="P10">If others find it useful then great, let's work together to improve it.</text:p>
            <text:p text:style-name="P10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11">APS staff, with ideas about potential initiatives, which they wish to articulate to an Executive audience.</text:p>
            <text:p text:style-name="P11"/>
            <text:p text:style-name="P11">EL staff, who wish to maximise their team's opportunities <text:s/>to have an impact on the organisation.</text:p>
            <text:p text:style-name="P11"/>
            <text:p text:style-name="P11">SES staff, who need to select the “best next investment” from limited resources.</text:p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3"/>
            <text:p text:style-name="P6">What can you measure to determine if this initiative has been successful?</text:p>
            <text:p text:style-name="P6"/>
            <text:p text:style-name="P6">Describe the timeframe for conducting this experiment. When should these metrics be reviewed?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10"/>
            <text:p text:style-name="P10">Open/public collaboration via GitHub (documentation, tickets, etc).</text:p>
            <text:p text:style-name="P10"/>
            <text:p text:style-name="P10">Publish to community sites such as <text:a xlink:type="simple" xlink:href="http://thetoolkitproject.com/" text:style-name="Internet_20_link" text:visited-style-name="Visited_20_Internet_20_Link">http://thetoolkitproject.com/</text:a> for exposure to business modelling expertise.</text:p>
            <text:p text:style-name="P10"/>
            <text:p text:style-name="Table_20_Contents"><text:span text:style-name="T1">Informal community of practice via APS professional network. </text:span></text:p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Table_20_Contents"/>
            <text:p text:style-name="P5">What are the fixed and variable costs of undertaking this initiative?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Table_20_Contents"/>
            <text:p text:style-name="P10">The Administrative Initiative Canvas does not require any operational budget.</text:p>
            <text:p text:style-name="P10"/>
            <text:p text:style-name="P10">Innovation requires time and effort, with or without tools such as this canvas. If there is an effort to orchestrate innovation, this tool may save time by providing a focus or catalyst for conversations. Standardisation of descriptions may save SES time when investment candidates are reviewed. </text:p>
          </table:table-cell>
          <table:covered-table-cell/>
          <table:covered-table-cell/>
        </table:table-row>
      </table:table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21:38:50</dc:date>
    <dc:creator>Chris Gough</dc:creator>
    <meta:editing-duration>P2DT15H10M59S</meta:editing-duration>
    <meta:editing-cycles>16</meta:editing-cycles>
    <meta:generator>OpenOffice/4.1.2$Unix OpenOffice.org_project/412m3$Build-9782</meta:generator>
    <meta:document-statistic meta:table-count="1" meta:image-count="1" meta:object-count="0" meta:page-count="1" meta:paragraph-count="30" meta:word-count="309" meta:character-count="2038"/>
  </office:meta>
</office:document-meta>
</file>